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17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e7e7e7" fo:border="0.74pt solid #000000"/>
    </style:style>
    <style:style style:name="ce26" style:family="table-cell" style:parent-style-name="Default">
      <style:table-cell-properties fo:border-bottom="none" fo:background-color="#e7e7e7" fo:border-left="none" fo:border-right="none" fo:border-top="0.74pt solid #000000"/>
    </style:style>
    <style:style style:name="ce27" style:family="table-cell" style:parent-style-name="Default" style:data-style-name="N122">
      <style:table-cell-properties fo:background-color="#e7e7e7" fo:border="0.74pt solid #000000"/>
    </style:style>
    <style:style style:name="ce28" style:family="table-cell" style:parent-style-name="Default" style:data-style-name="N121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21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22">
      <style:table-cell-properties fo:background-color="#e7e7e7" fo:border="0.74pt solid #000000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e7e7e7" fo:border="0.74pt solid #000000"/>
    </style:style>
    <style:style style:name="ce35" style:family="table-cell" style:parent-style-name="Default">
      <style:table-cell-properties fo:border-bottom="none" fo:background-color="#e7e7e7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e7e7e7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 table:number-columns-spanned="2" table:number-rows-spanned="1">
            <text:p>Système</text:p>
          </table:table-cell>
          <table:covered-table-cell table:style-name="ce21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21"/>
          <table:table-cell table:number-columns-repeated="16378"/>
        </table:table-row>
        <table:table-row table:style-name="ro1">
          <table:table-cell table:style-name="ce17" office:value-type="string" calcext:value-type="string">
            <text:p>Ratio</text:p>
          </table:table-cell>
          <table:table-cell table:style-name="ce4" office:value-type="float" office:value="1.37" calcext:value-type="float">
            <text:p>1.37</text:p>
          </table:table-cell>
          <table:table-cell/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radian</text:p>
          </table:table-cell>
          <table:table-cell table:style-name="ce5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Largeur écran</text:p>
          </table:table-cell>
          <table:table-cell table:style-name="ce4" office:value-type="float" office:value="2000" calcext:value-type="float">
            <text:p>2000</text:p>
          </table:table-cell>
          <table:table-cell/>
          <table:table-cell table:style-name="ce5" office:value-type="string" calcext:value-type="string">
            <text:p>horizontal</text:p>
          </table:table-cell>
          <table:table-cell table:style-name="ce10" table:formula="of:=ATAN(([.B5]/2)/[.B7])*2" office:value-type="float" office:value="0.789582239399523" calcext:value-type="float">
            <text:p>0.79</text:p>
          </table:table-cell>
          <table:table-cell table:style-name="ce12" table:formula="of:=DEGREES([.E5])" office:value-type="float" office:value="45.2397298960809" calcext:value-type="float">
            <text:p><text:s/>45.2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Hauteur écran</text:p>
          </table:table-cell>
          <table:table-cell table:style-name="ce6" table:formula="of:=[.B5]/[.B4]" office:value-type="float" office:value="1459.85401459854" calcext:value-type="float">
            <text:p>146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5]/2)/[.B9])*2" office:value-type="float" office:value="0.853254986253752" calcext:value-type="float">
            <text:p>0.85</text:p>
          </table:table-cell>
          <table:table-cell table:style-name="ce8" table:formula="of:=DEGREES([.E6])" office:value-type="float" office:value="48.8879095608331" calcext:value-type="float">
            <text:p><text:s/>48.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Tirage</text:p>
          </table:table-cell>
          <table:table-cell table:style-name="ce4" office:value-type="float" office:value="2400" calcext:value-type="float">
            <text:p>24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5]/2)/[.B10])*2" office:value-type="float" office:value="0.734347667636438" calcext:value-type="float">
            <text:p>0.73</text:p>
          </table:table-cell>
          <table:table-cell table:style-name="ce8" table:formula="of:=DEGREES([.E7])" office:value-type="float" office:value="42.0750220508436" calcext:value-type="float">
            <text:p><text:s/>42.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Amplitude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5" office:value-type="string" calcext:value-type="string">
            <text:p>vertical</text:p>
          </table:table-cell>
          <table:table-cell table:style-name="ce10" table:formula="of:=ATAN(([.B6]/2)/[.B7])*2" office:value-type="float" office:value="0.590494377623033" calcext:value-type="float">
            <text:p>0.59</text:p>
          </table:table-cell>
          <table:table-cell table:style-name="ce12" table:formula="of:=DEGREES([.E8])" office:value-type="float" office:value="33.832835664004" calcext:value-type="float">
            <text:p><text:s/>33.8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Tirage min</text:p>
          </table:table-cell>
          <table:table-cell table:style-name="ce5" table:formula="of:=[.B7]-[.B8]/2" office:value-type="float" office:value="2200" calcext:value-type="float">
            <text:p>2200</text:p>
          </table:table-cell>
          <table:table-cell/>
          <table:table-cell table:style-name="ce5" office:value-type="string" calcext:value-type="string">
            <text:p>min</text:p>
          </table:table-cell>
          <table:table-cell table:style-name="ce10" table:formula="of:=ATAN(([.B6]/2)/[.B9])*2" office:value-type="float" office:value="0.640712821414337" calcext:value-type="float">
            <text:p>0.64</text:p>
          </table:table-cell>
          <table:table-cell table:style-name="ce8" table:formula="of:=DEGREES([.E9])" office:value-type="float" office:value="36.7101405469607" calcext:value-type="float">
            <text:p><text:s/>36.7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Tirage max</text:p>
          </table:table-cell>
          <table:table-cell table:style-name="ce5" table:formula="of:=[.B7]+[.B8]/2" office:value-type="float" office:value="2600" calcext:value-type="float">
            <text:p>2600</text:p>
          </table:table-cell>
          <table:table-cell/>
          <table:table-cell table:style-name="ce5" office:value-type="string" calcext:value-type="string">
            <text:p>max</text:p>
          </table:table-cell>
          <table:table-cell table:style-name="ce10" table:formula="of:=ATAN(([.B6]/2)/[.B10])*2" office:value-type="float" office:value="0.54739169018409" calcext:value-type="float">
            <text:p>0.55</text:p>
          </table:table-cell>
          <table:table-cell table:style-name="ce8" table:formula="of:=DEGREES([.E10])" office:value-type="float" office:value="31.3632335880811" calcext:value-type="float">
            <text:p><text:s/>31.4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Cd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style-name="ce18" office:value-type="string" calcext:value-type="string">
            <text:p>Identité de la lentille</text:p>
          </table:table-cell>
          <table:table-cell table:style-name="ce26" table:number-columns-repeated="4"/>
          <table:table-cell table:style-name="ce35"/>
          <table:table-cell table:number-columns-repeated="16378"/>
        </table:table-row>
        <table:table-row table:style-name="ro1">
          <table:table-cell table:style-name="ce17" office:value-type="string" calcext:value-type="string">
            <text:p>Focale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iametre</text:p>
          </table:table-cell>
          <table:table-cell table:number-columns-repeated="5" table:style-name="ce7"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Vergence</text:p>
          </table:table-cell>
          <table:table-cell table:style-name="ce27" table:formula="of:=1/([.B15]/1000)" office:value-type="float" office:value="0.444444444444444" calcext:value-type="float">
            <text:p><text:s/>0.4</text:p>
          </table:table-cell>
          <table:table-cell table:style-name="ce27" table:formula="of:=1/([.C15]/1000)" office:value-type="float" office:value="0.555555555555556" calcext:value-type="float">
            <text:p><text:s/>0.6</text:p>
          </table:table-cell>
          <table:table-cell table:style-name="ce27" table:formula="of:=1/([.D15]/1000)" office:value-type="float" office:value="0.833333333333333" calcext:value-type="float">
            <text:p><text:s/>0.8</text:p>
          </table:table-cell>
          <table:table-cell table:style-name="ce27" table:formula="of:=1/([.E15]/1000)" office:value-type="float" office:value="1" calcext:value-type="float">
            <text:p><text:s/>1.0</text:p>
          </table:table-cell>
          <table:table-cell table:style-name="ce27" table:formula="of:=1/([.F15]/1000)" office:value-type="float" office:value="1.33333333333333" calcext:value-type="float">
            <text:p><text:s/>1.3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Ouverture</text:p>
          </table:table-cell>
          <table:table-cell table:style-name="ce27" table:formula="of:=[.B15]/[.B16]" office:value-type="float" office:value="14.6103896103896" calcext:value-type="float">
            <text:p><text:s/>14.6</text:p>
          </table:table-cell>
          <table:table-cell table:style-name="ce27" table:formula="of:=[.C15]/[.C16]" office:value-type="float" office:value="11.6883116883117" calcext:value-type="float">
            <text:p><text:s/>11.7</text:p>
          </table:table-cell>
          <table:table-cell table:style-name="ce27" table:formula="of:=[.D15]/[.D16]" office:value-type="float" office:value="7.79220779220779" calcext:value-type="float">
            <text:p><text:s/>7.8</text:p>
          </table:table-cell>
          <table:table-cell table:style-name="ce27" table:formula="of:=[.E15]/[.E16]" office:value-type="float" office:value="6.49350649350649" calcext:value-type="float">
            <text:p><text:s/>6.5</text:p>
          </table:table-cell>
          <table:table-cell table:style-name="ce27" table:formula="of:=[.F15]/[.F16]" office:value-type="float" office:value="4.87012987012987" calcext:value-type="float">
            <text:p><text:s/>4.9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Distances objet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17" office:value-type="string" calcext:value-type="string">
            <text:p>ditance obj</text:p>
          </table:table-cell>
          <table:table-cell table:style-name="ce28" table:formula="of:=1/(1/[.B15]-1/[.$B$7])" office:value-type="float" office:value="36000" calcext:value-type="float">
            <text:p>36 000</text:p>
          </table:table-cell>
          <table:table-cell table:style-name="ce28" table:formula="of:=1/(1/[.C15]-1/[.$B$7])" office:value-type="float" office:value="7200" calcext:value-type="float">
            <text:p>7 200</text:p>
          </table:table-cell>
          <table:table-cell table:style-name="ce28" table:formula="of:=1/(1/[.D15]-1/[.$B$7])" office:value-type="float" office:value="2400" calcext:value-type="float">
            <text:p>2 400</text:p>
          </table:table-cell>
          <table:table-cell table:style-name="ce28" table:formula="of:=1/(1/[.E15]-1/[.$B$7])" office:value-type="float" office:value="1714.28571428571" calcext:value-type="float">
            <text:p>1 714</text:p>
          </table:table-cell>
          <table:table-cell table:style-name="ce28" table:formula="of:=1/(1/[.F15]-1/[.$B$7])" office:value-type="float" office:value="1090.90909090909" calcext:value-type="float">
            <text:p>1 09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istance max</text:p>
          </table:table-cell>
          <table:table-cell table:style-name="ce29" table:formula="of:=1/(1/[.B15]-1/[.$B$9])" office:value-type="float" office:value="-99000.0000000002" calcext:value-type="float">
            <text:p>-99 000</text:p>
          </table:table-cell>
          <table:table-cell table:style-name="ce29" table:formula="of:=1/(1/[.C15]-1/[.$B$9])" office:value-type="float" office:value="9900" calcext:value-type="float">
            <text:p>9 900</text:p>
          </table:table-cell>
          <table:table-cell table:style-name="ce29" table:formula="of:=1/(1/[.D15]-1/[.$B$9])" office:value-type="float" office:value="2640" calcext:value-type="float">
            <text:p>2 640</text:p>
          </table:table-cell>
          <table:table-cell table:style-name="ce29" table:formula="of:=1/(1/[.E15]-1/[.$B$9])" office:value-type="float" office:value="1833.33333333333" calcext:value-type="float">
            <text:p>1 833</text:p>
          </table:table-cell>
          <table:table-cell table:style-name="ce29" table:formula="of:=1/(1/[.F15]-1/[.$B$9])" office:value-type="float" office:value="1137.93103448276" calcext:value-type="float">
            <text:p>1 138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istance min</text:p>
          </table:table-cell>
          <table:table-cell table:style-name="ce29" table:formula="of:=1/(1/[.B15]-1/[.$B$10])" office:value-type="float" office:value="16714.2857142857" calcext:value-type="float">
            <text:p>16 714</text:p>
          </table:table-cell>
          <table:table-cell table:style-name="ce29" table:formula="of:=1/(1/[.C15]-1/[.$B$10])" office:value-type="float" office:value="5850" calcext:value-type="float">
            <text:p>5 850</text:p>
          </table:table-cell>
          <table:table-cell table:style-name="ce29" table:formula="of:=1/(1/[.D15]-1/[.$B$10])" office:value-type="float" office:value="2228.57142857143" calcext:value-type="float">
            <text:p>2 229</text:p>
          </table:table-cell>
          <table:table-cell table:style-name="ce29" table:formula="of:=1/(1/[.E15]-1/[.$B$10])" office:value-type="float" office:value="1625" calcext:value-type="float">
            <text:p>1 625</text:p>
          </table:table-cell>
          <table:table-cell table:style-name="ce29" table:formula="of:=1/(1/[.F15]-1/[.$B$10])" office:value-type="float" office:value="1054.05405405405" calcext:value-type="float">
            <text:p>1 054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Profondeur de champ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17" office:value-type="string" calcext:value-type="string">
            <text:p>H</text:p>
          </table:table-cell>
          <table:table-cell table:style-name="ce21" table:formula="of:=([.B15])^2/(([.$B$11])*[.B18])" office:value-type="float" office:value="693000" calcext:value-type="float">
            <text:p>693000</text:p>
          </table:table-cell>
          <table:table-cell table:style-name="ce21" table:formula="of:=([.C15])^2/(([.$B$11])*[.C18])" office:value-type="float" office:value="554400" calcext:value-type="float">
            <text:p>554400</text:p>
          </table:table-cell>
          <table:table-cell table:style-name="ce21" table:formula="of:=([.D15])^2/(([.$B$11])*[.D18])" office:value-type="float" office:value="369600" calcext:value-type="float">
            <text:p>369600</text:p>
          </table:table-cell>
          <table:table-cell table:style-name="ce21" table:formula="of:=([.E15])^2/(([.$B$11])*[.E18])" office:value-type="float" office:value="308000" calcext:value-type="float">
            <text:p>308000</text:p>
          </table:table-cell>
          <table:table-cell table:style-name="ce21" table:formula="of:=([.F15])^2/(([.$B$11])*[.F18])" office:value-type="float" office:value="231000" calcext:value-type="float">
            <text:p>23100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PPN</text:p>
          </table:table-cell>
          <table:table-cell table:style-name="ce30" table:formula="of:=([.B20]*[.B24])/([.B24]+[.B20])" office:value-type="float" office:value="34222.2222222222" calcext:value-type="float">
            <text:p>34222</text:p>
          </table:table-cell>
          <table:table-cell table:style-name="ce30" table:formula="of:=([.C20]*[.C24])/([.C24]+[.C20])" office:value-type="float" office:value="7107.69230769231" calcext:value-type="float">
            <text:p>7108</text:p>
          </table:table-cell>
          <table:table-cell table:style-name="ce30" table:formula="of:=([.D20]*[.D24])/([.D24]+[.D20])" office:value-type="float" office:value="2384.51612903226" calcext:value-type="float">
            <text:p>2385</text:p>
          </table:table-cell>
          <table:table-cell table:style-name="ce30" table:formula="of:=([.E20]*[.E24])/([.E24]+[.E20])" office:value-type="float" office:value="1704.79704797048" calcext:value-type="float">
            <text:p>1705</text:p>
          </table:table-cell>
          <table:table-cell table:style-name="ce30" table:formula="of:=([.F20]*[.F24])/([.F24]+[.F20])" office:value-type="float" office:value="1085.78143360752" calcext:value-type="float">
            <text:p>1086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PN</text:p>
          </table:table-cell>
          <table:table-cell table:style-name="ce30" table:formula="of:=([.B20]*[.B24])/([.B24]-[.B20])" office:value-type="float" office:value="37972.602739726" calcext:value-type="float">
            <text:p>37973</text:p>
          </table:table-cell>
          <table:table-cell table:style-name="ce30" table:formula="of:=([.C20]*[.C24])/([.C24]-[.C20])" office:value-type="float" office:value="7294.73684210527" calcext:value-type="float">
            <text:p>7295</text:p>
          </table:table-cell>
          <table:table-cell table:style-name="ce30" table:formula="of:=([.D20]*[.D24])/([.D24]-[.D20])" office:value-type="float" office:value="2415.6862745098" calcext:value-type="float">
            <text:p>2416</text:p>
          </table:table-cell>
          <table:table-cell table:style-name="ce30" table:formula="of:=([.E20]*[.E24])/([.E24]-[.E20])" office:value-type="float" office:value="1723.88059701493" calcext:value-type="float">
            <text:p>1724</text:p>
          </table:table-cell>
          <table:table-cell table:style-name="ce30" table:formula="of:=([.F20]*[.F24])/([.F24]-[.F20])" office:value-type="float" office:value="1096.08540925267" calcext:value-type="float">
            <text:p>1096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PDF</text:p>
          </table:table-cell>
          <table:table-cell table:style-name="ce6" table:formula="of:=[.B26]-[.B25]" office:value-type="float" office:value="3750.38051750381" calcext:value-type="float">
            <text:p>3750</text:p>
          </table:table-cell>
          <table:table-cell table:style-name="ce6" table:formula="of:=[.C26]-[.C25]" office:value-type="float" office:value="187.044534412956" calcext:value-type="float">
            <text:p>187</text:p>
          </table:table-cell>
          <table:table-cell table:style-name="ce6" table:formula="of:=[.D26]-[.D25]" office:value-type="float" office:value="31.1701454775457" calcext:value-type="float">
            <text:p>31</text:p>
          </table:table-cell>
          <table:table-cell table:style-name="ce6" table:formula="of:=[.E26]-[.E25]" office:value-type="float" office:value="19.083549044446" calcext:value-type="float">
            <text:p>19</text:p>
          </table:table-cell>
          <table:table-cell table:style-name="ce6" table:formula="of:=[.F26]-[.F25]" office:value-type="float" office:value="10.3039756451485" calcext:value-type="float">
            <text:p>10</text:p>
          </table:table-cell>
          <table:table-cell table:number-columns-repeated="16378"/>
        </table:table-row>
        <table:table-row table:style-name="ro1">
          <table:table-cell table:style-name="ce19" office:value-type="string" calcext:value-type="string">
            <text:p>Dimensions</text:p>
          </table:table-cell>
          <table:table-cell table:number-columns-repeated="4"/>
          <table:table-cell table:style-name="ce36"/>
          <table:table-cell table:number-columns-repeated="16378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$7]/[.B20]" office:value-type="float" office:value="0.0666666666666667" calcext:value-type="float">
            <text:p>0.07</text:p>
          </table:table-cell>
          <table:table-cell table:style-name="ce20" table:formula="of:=[.$B$7]/[.C20]" office:value-type="float" office:value="0.333333333333333" calcext:value-type="float">
            <text:p>0.33</text:p>
          </table:table-cell>
          <table:table-cell table:style-name="ce20" table:formula="of:=[.$B$7]/[.D20]" office:value-type="float" office:value="1" calcext:value-type="float">
            <text:p>1.00</text:p>
          </table:table-cell>
          <table:table-cell table:style-name="ce20" table:formula="of:=[.$B$7]/[.E20]" office:value-type="float" office:value="1.4" calcext:value-type="float">
            <text:p>1.40</text:p>
          </table:table-cell>
          <table:table-cell table:style-name="ce20" table:formula="of:=[.$B$7]/[.F20]" office:value-type="float" office:value="2.2" calcext:value-type="float">
            <text:p>2.2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Largeur objet</text:p>
          </table:table-cell>
          <table:table-cell table:style-name="ce29" table:formula="of:=[.$B$5]/[.B29]" office:value-type="float" office:value="30000" calcext:value-type="float">
            <text:p>30 000</text:p>
          </table:table-cell>
          <table:table-cell table:style-name="ce29" table:formula="of:=[.$B$5]/[.C29]" office:value-type="float" office:value="6000" calcext:value-type="float">
            <text:p>6 000</text:p>
          </table:table-cell>
          <table:table-cell table:style-name="ce29" table:formula="of:=[.$B$5]/[.D29]" office:value-type="float" office:value="2000" calcext:value-type="float">
            <text:p>2 000</text:p>
          </table:table-cell>
          <table:table-cell table:style-name="ce29" table:formula="of:=[.$B$5]/[.E29]" office:value-type="float" office:value="1428.57142857143" calcext:value-type="float">
            <text:p>1 429</text:p>
          </table:table-cell>
          <table:table-cell table:style-name="ce29" table:formula="of:=[.$B$5]/[.F29]" office:value-type="float" office:value="909.090909090909" calcext:value-type="float">
            <text:p><text:s/>90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Hauteur objet</text:p>
          </table:table-cell>
          <table:table-cell table:style-name="ce29" table:formula="of:=[.$B$6]/[.B29]" office:value-type="float" office:value="21897.8102189781" calcext:value-type="float">
            <text:p>21 898</text:p>
          </table:table-cell>
          <table:table-cell table:style-name="ce29" table:formula="of:=[.$B$6]/[.C29]" office:value-type="float" office:value="4379.56204379562" calcext:value-type="float">
            <text:p>4 380</text:p>
          </table:table-cell>
          <table:table-cell table:style-name="ce29" table:formula="of:=[.$B$6]/[.D29]" office:value-type="float" office:value="1459.85401459854" calcext:value-type="float">
            <text:p>1 460</text:p>
          </table:table-cell>
          <table:table-cell table:style-name="ce29" table:formula="of:=[.$B$6]/[.E29]" office:value-type="float" office:value="1042.75286757039" calcext:value-type="float">
            <text:p>1 043</text:p>
          </table:table-cell>
          <table:table-cell table:style-name="ce29" table:formula="of:=[.$B$6]/[.F29]" office:value-type="float" office:value="663.5700066357" calcext:value-type="float">
            <text:p><text:s/>664</text:p>
          </table:table-cell>
          <table:table-cell table:number-columns-repeated="16378"/>
        </table:table-row>
        <table:table-row table:style-name="ro1" table:number-rows-repeated="9">
          <table:table-cell table:number-columns-repeated="16384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>
        <number:embedded-text number:position="3"> </number:embedded-text>
      </number:number>
    </number:number-style>
    <number:number-style style:name="N121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3-06-15T09:49:15.501578455</dc:date>
    <meta:editing-duration>PT16M22S</meta:editing-duration>
    <meta:editing-cycles>4</meta:editing-cycles>
    <meta:generator>LibreOffice/7.4.5.1$Linux_X86_64 LibreOffice_project/40$Build-1</meta:generator>
    <meta:document-statistic meta:table-count="1" meta:cell-count="128" meta:object-count="0"/>
  </office:meta>
</office:document-meta>
</file>